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138.7pt"/>
    </style:style>
    <style:style style:name="co4" style:family="table-column">
      <style:table-column-properties fo:break-before="auto" style:column-width="160.64pt"/>
    </style:style>
    <style:style style:name="co5" style:family="table-column">
      <style:table-column-properties fo:break-before="auto" style:column-width="31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lass name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office:value-type="string" calcext:value-type="string">
            <text:p>X index</text:p>
          </table:table-cell>
          <table:table-cell office:value-type="string" calcext:value-type="string">
            <text:p>Y index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SS</text:p>
          </table:table-cell>
        </table:table-row>
        <table:table-row table:style-name="ro1">
          <table:table-cell/>
          <table:table-cell office:value-type="string" calcext:value-type="string">
            <text:p>Identity</text:p>
          </table:table-cell>
          <table:table-cell table:formula="of:=&quot;section-&quot;&amp;LOWER([.B3])" office:value-type="string" office:string-value="section-identity" calcext:value-type="string">
            <text:p>section-identity</text:p>
          </table:table-cell>
          <table:table-cell table:formula="of:=&quot;sheet-icon-&quot;&amp;[.C3]" office:value-type="string" office:string-value="sheet-icon-section-identity" calcext:value-type="string">
            <text:p>sheet-icon-section-ident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3]&amp;&quot; { background-position: &quot;&amp;(-1*([.E3]+[.I3]*[.G3]))&amp;&quot;px &quot;&amp;(-1*([.F3]+[.I3]*[.H3]))&amp;&quot;px; }&quot;" office:value-type="string" office:string-value=".sheet-icon-section-identity { background-position: 0px 0px; }" calcext:value-type="string">
            <text:p>.sheet-icon-section-identity { background-position: 0px 0px; }</text:p>
          </table:table-cell>
        </table:table-row>
        <table:table-row table:style-name="ro1">
          <table:table-cell/>
          <table:table-cell office:value-type="string" calcext:value-type="string">
            <text:p>Appearance</text:p>
          </table:table-cell>
          <table:table-cell table:formula="of:=&quot;section-&quot;&amp;LOWER([.B4])" office:value-type="string" office:string-value="section-appearance" calcext:value-type="string">
            <text:p>section-appearance</text:p>
          </table:table-cell>
          <table:table-cell table:formula="of:=&quot;sheet-icon-&quot;&amp;[.C4]" office:value-type="string" office:string-value="sheet-icon-section-appearance" calcext:value-type="string">
            <text:p>sheet-icon-section-appearance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4]&amp;&quot; { background-position: &quot;&amp;(-1*([.E4]+[.I4]*[.G4]))&amp;&quot;px &quot;&amp;(-1*([.F4]+[.I4]*[.H4]))&amp;&quot;px; }&quot;" office:value-type="string" office:string-value=".sheet-icon-section-appearance { background-position: 0px -32px; }" calcext:value-type="string">
            <text:p>.sheet-icon-section-appearance { background-position: 0px -32px; }</text:p>
          </table:table-cell>
        </table:table-row>
        <table:table-row table:style-name="ro1">
          <table:table-cell/>
          <table:table-cell office:value-type="string" calcext:value-type="string">
            <text:p>Ability-Scores</text:p>
          </table:table-cell>
          <table:table-cell table:formula="of:=&quot;section-&quot;&amp;LOWER([.B5])" office:value-type="string" office:string-value="section-ability-scores" calcext:value-type="string">
            <text:p>section-ability-scores</text:p>
          </table:table-cell>
          <table:table-cell table:formula="of:=&quot;sheet-icon-&quot;&amp;[.C5]" office:value-type="string" office:string-value="sheet-icon-section-ability-scores" calcext:value-type="string">
            <text:p>sheet-icon-section-ability-scores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5]&amp;&quot; { background-position: &quot;&amp;(-1*([.E5]+[.I5]*[.G5]))&amp;&quot;px &quot;&amp;(-1*([.F5]+[.I5]*[.H5]))&amp;&quot;px; }&quot;" office:value-type="string" office:string-value=".sheet-icon-section-ability-scores { background-position: 0px -64px; }" calcext:value-type="string">
            <text:p>.sheet-icon-section-ability-scores { background-position: 0px -64px; }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table:formula="of:=&quot;section-&quot;&amp;LOWER([.B6])" office:value-type="string" office:string-value="section-skills" calcext:value-type="string">
            <text:p>section-skills</text:p>
          </table:table-cell>
          <table:table-cell table:formula="of:=&quot;sheet-icon-&quot;&amp;[.C6]" office:value-type="string" office:string-value="sheet-icon-section-skills" calcext:value-type="string">
            <text:p>sheet-icon-section-skills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H5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6]&amp;&quot; { background-position: &quot;&amp;(-1*([.E6]+[.I6]*[.G6]))&amp;&quot;px &quot;&amp;(-1*([.F6]+[.I6]*[.H6]))&amp;&quot;px; }&quot;" office:value-type="string" office:string-value=".sheet-icon-section-skills { background-position: 0px -96px; }" calcext:value-type="string">
            <text:p>.sheet-icon-section-skills { background-position: 0px -96px; }</text:p>
          </table:table-cell>
        </table:table-row>
        <table:table-row table:style-name="ro1">
          <table:table-cell/>
          <table:table-cell office:value-type="string" calcext:value-type="string">
            <text:p>Proficiencies</text:p>
          </table:table-cell>
          <table:table-cell table:formula="of:=&quot;section-&quot;&amp;LOWER([.B7])" office:value-type="string" office:string-value="section-proficiencies" calcext:value-type="string">
            <text:p>section-proficiencies</text:p>
          </table:table-cell>
          <table:table-cell table:formula="of:=&quot;sheet-icon-&quot;&amp;[.C7]" office:value-type="string" office:string-value="sheet-icon-section-proficiencies" calcext:value-type="string">
            <text:p>sheet-icon-section-proficiencies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7]&amp;&quot; { background-position: &quot;&amp;(-1*([.E7]+[.I7]*[.G7]))&amp;&quot;px &quot;&amp;(-1*([.F7]+[.I7]*[.H7]))&amp;&quot;px; }&quot;" office:value-type="string" office:string-value=".sheet-icon-section-proficiencies { background-position: 0px -128px; }" calcext:value-type="string">
            <text:p>.sheet-icon-section-proficiencies { background-position: 0px -128px; }</text:p>
          </table:table-cell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table:formula="of:=&quot;section-&quot;&amp;LOWER([.B8])" office:value-type="string" office:string-value="section-features" calcext:value-type="string">
            <text:p>section-features</text:p>
          </table:table-cell>
          <table:table-cell table:formula="of:=&quot;sheet-icon-&quot;&amp;[.C8]" office:value-type="string" office:string-value="sheet-icon-section-features" calcext:value-type="string">
            <text:p>sheet-icon-section-features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8]&amp;&quot; { background-position: &quot;&amp;(-1*([.E8]+[.I8]*[.G8]))&amp;&quot;px &quot;&amp;(-1*([.F8]+[.I8]*[.H8]))&amp;&quot;px; }&quot;" office:value-type="string" office:string-value=".sheet-icon-section-features { background-position: 0px -160px; }" calcext:value-type="string">
            <text:p>.sheet-icon-section-features { background-position: 0px -160px; }</text:p>
          </table:table-cell>
        </table:table-row>
        <table:table-row table:style-name="ro1">
          <table:table-cell/>
          <table:table-cell office:value-type="string" calcext:value-type="string">
            <text:p>Combat</text:p>
          </table:table-cell>
          <table:table-cell table:formula="of:=&quot;section-&quot;&amp;LOWER([.B9])" office:value-type="string" office:string-value="section-combat" calcext:value-type="string">
            <text:p>section-combat</text:p>
          </table:table-cell>
          <table:table-cell table:formula="of:=&quot;sheet-icon-&quot;&amp;[.C9]" office:value-type="string" office:string-value="sheet-icon-section-combat" calcext:value-type="string">
            <text:p>sheet-icon-section-combat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9]&amp;&quot; { background-position: &quot;&amp;(-1*([.E9]+[.I9]*[.G9]))&amp;&quot;px &quot;&amp;(-1*([.F9]+[.I9]*[.H9]))&amp;&quot;px; }&quot;" office:value-type="string" office:string-value=".sheet-icon-section-combat { background-position: -32px 0px; }" calcext:value-type="string">
            <text:p>.sheet-icon-section-combat { background-position: -32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section-&quot;&amp;LOWER([.B10])" office:value-type="string" office:string-value="section-equipment" calcext:value-type="string">
            <text:p>section-equipment</text:p>
          </table:table-cell>
          <table:table-cell table:formula="of:=&quot;sheet-icon-&quot;&amp;[.C10]" office:value-type="string" office:string-value="sheet-icon-section-equipment" calcext:value-type="string">
            <text:p>sheet-icon-section-equipment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1" calcext:value-type="float">
            <text:p>1</text:p>
          </table:table-cell>
          <table:table-cell table:formula="of:=[.H9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0]&amp;&quot; { background-position: &quot;&amp;(-1*([.E10]+[.I10]*[.G10]))&amp;&quot;px &quot;&amp;(-1*([.F10]+[.I10]*[.H10]))&amp;&quot;px; }&quot;" office:value-type="string" office:string-value=".sheet-icon-section-equipment { background-position: -32px -32px; }" calcext:value-type="string">
            <text:p>.sheet-icon-section-equipment { background-position: -32px -32px; }</text:p>
          </table:table-cell>
        </table:table-row>
        <table:table-row table:style-name="ro1">
          <table:table-cell/>
          <table:table-cell office:value-type="string" calcext:value-type="string">
            <text:p>Mounts</text:p>
          </table:table-cell>
          <table:table-cell table:formula="of:=&quot;section-&quot;&amp;LOWER([.B11])" office:value-type="string" office:string-value="section-mounts" calcext:value-type="string">
            <text:p>section-mounts</text:p>
          </table:table-cell>
          <table:table-cell table:formula="of:=&quot;sheet-icon-&quot;&amp;[.C11]" office:value-type="string" office:string-value="sheet-icon-section-mounts" calcext:value-type="string">
            <text:p>sheet-icon-section-mounts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1]&amp;&quot; { background-position: &quot;&amp;(-1*([.E11]+[.I11]*[.G11]))&amp;&quot;px &quot;&amp;(-1*([.F11]+[.I11]*[.H11]))&amp;&quot;px; }&quot;" office:value-type="string" office:string-value=".sheet-icon-section-mounts { background-position: -32px -64px; }" calcext:value-type="string">
            <text:p>.sheet-icon-section-mounts { background-position: -32px -64px; }</text:p>
          </table:table-cell>
        </table:table-row>
        <table:table-row table:style-name="ro1">
          <table:table-cell/>
          <table:table-cell office:value-type="string" calcext:value-type="string">
            <text:p>Deeds</text:p>
          </table:table-cell>
          <table:table-cell table:formula="of:=&quot;section-&quot;&amp;LOWER([.B12])" office:value-type="string" office:string-value="section-deeds" calcext:value-type="string">
            <text:p>section-deeds</text:p>
          </table:table-cell>
          <table:table-cell table:formula="of:=&quot;sheet-icon-&quot;&amp;[.C12]" office:value-type="string" office:string-value="sheet-icon-section-deeds" calcext:value-type="string">
            <text:p>sheet-icon-section-deeds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2]&amp;&quot; { background-position: &quot;&amp;(-1*([.E12]+[.I12]*[.G12]))&amp;&quot;px &quot;&amp;(-1*([.F12]+[.I12]*[.H12]))&amp;&quot;px; }&quot;" office:value-type="string" office:string-value=".sheet-icon-section-deeds { background-position: -32px -96px; }" calcext:value-type="string">
            <text:p>.sheet-icon-section-deeds { background-position: -32px -96px; }</text:p>
          </table:table-cell>
        </table:table-row>
        <table:table-row table:style-name="ro1">
          <table:table-cell/>
          <table:table-cell office:value-type="string" calcext:value-type="string">
            <text:p>Pet</text:p>
          </table:table-cell>
          <table:table-cell table:formula="of:=&quot;section-&quot;&amp;LOWER([.B13])" office:value-type="string" office:string-value="section-pet" calcext:value-type="string">
            <text:p>section-pet</text:p>
          </table:table-cell>
          <table:table-cell table:formula="of:=&quot;sheet-icon-&quot;&amp;[.C13]" office:value-type="string" office:string-value="sheet-icon-section-pet" calcext:value-type="string">
            <text:p>sheet-icon-section-pet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3]&amp;&quot; { background-position: &quot;&amp;(-1*([.E13]+[.I13]*[.G13]))&amp;&quot;px &quot;&amp;(-1*([.F13]+[.I13]*[.H13]))&amp;&quot;px; }&quot;" office:value-type="string" office:string-value=".sheet-icon-section-pet { background-position: -32px -128px; }" calcext:value-type="string">
            <text:p>.sheet-icon-section-pet { background-position: -32px -128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section-&quot;&amp;LOWER([.B14])" office:value-type="string" office:string-value="section-magic" calcext:value-type="string">
            <text:p>section-magic</text:p>
          </table:table-cell>
          <table:table-cell table:formula="of:=&quot;sheet-icon-&quot;&amp;[.C14]" office:value-type="string" office:string-value="sheet-icon-section-magic" calcext:value-type="string">
            <text:p>sheet-icon-section-magic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1" calcext:value-type="float">
            <text:p>1</text:p>
          </table:table-cell>
          <table:table-cell table:formula="of:=[.H13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4]&amp;&quot; { background-position: &quot;&amp;(-1*([.E14]+[.I14]*[.G14]))&amp;&quot;px &quot;&amp;(-1*([.F14]+[.I14]*[.H14]))&amp;&quot;px; }&quot;" office:value-type="string" office:string-value=".sheet-icon-section-magic { background-position: -32px -160px; }" calcext:value-type="string">
            <text:p>.sheet-icon-section-magic { background-position: -32px -160px; }</text:p>
          </table:table-cell>
        </table:table-row>
        <table:table-row table:style-name="ro1">
          <table:table-cell/>
          <table:table-cell office:value-type="string" calcext:value-type="string">
            <text:p>Spells</text:p>
          </table:table-cell>
          <table:table-cell table:formula="of:=&quot;section-&quot;&amp;LOWER([.B15])" office:value-type="string" office:string-value="section-spells" calcext:value-type="string">
            <text:p>section-spells</text:p>
          </table:table-cell>
          <table:table-cell table:formula="of:=&quot;sheet-icon-&quot;&amp;[.C15]" office:value-type="string" office:string-value="sheet-icon-section-spells" calcext:value-type="string">
            <text:p>sheet-icon-section-spells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5]&amp;&quot; { background-position: &quot;&amp;(-1*([.E15]+[.I15]*[.G15]))&amp;&quot;px &quot;&amp;(-1*([.F15]+[.I15]*[.H15]))&amp;&quot;px; }&quot;" office:value-type="string" office:string-value=".sheet-icon-section-spells { background-position: -64px 0px; }" calcext:value-type="string">
            <text:p>.sheet-icon-section-spells { background-position: -64px 0px; }</text:p>
          </table:table-cell>
        </table:table-row>
        <table:table-row table:style-name="ro1">
          <table:table-cell/>
          <table:table-cell office:value-type="string" calcext:value-type="string">
            <text:p>Contacts</text:p>
          </table:table-cell>
          <table:table-cell table:formula="of:=&quot;section-&quot;&amp;LOWER([.B16])" office:value-type="string" office:string-value="section-contacts" calcext:value-type="string">
            <text:p>section-contacts</text:p>
          </table:table-cell>
          <table:table-cell table:formula="of:=&quot;sheet-icon-&quot;&amp;[.C16]" office:value-type="string" office:string-value="sheet-icon-section-contacts" calcext:value-type="string">
            <text:p>sheet-icon-section-contacts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6]&amp;&quot; { background-position: &quot;&amp;(-1*([.E16]+[.I16]*[.G16]))&amp;&quot;px &quot;&amp;(-1*([.F16]+[.I16]*[.H16]))&amp;&quot;px; }&quot;" office:value-type="string" office:string-value=".sheet-icon-section-contacts { background-position: -64px -32px; }" calcext:value-type="string">
            <text:p>.sheet-icon-section-contacts { background-position: -64px -32px; }</text:p>
          </table:table-cell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formula="of:=&quot;section-&quot;&amp;LOWER([.B17])" office:value-type="string" office:string-value="section-notes" calcext:value-type="string">
            <text:p>section-notes</text:p>
          </table:table-cell>
          <table:table-cell table:formula="of:=&quot;sheet-icon-&quot;&amp;[.C17]" office:value-type="string" office:string-value="sheet-icon-section-notes" calcext:value-type="string">
            <text:p>sheet-icon-section-notes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2" calcext:value-type="float">
            <text:p>2</text:p>
          </table:table-cell>
          <table:table-cell table:formula="of:=[.H16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7]&amp;&quot; { background-position: &quot;&amp;(-1*([.E17]+[.I17]*[.G17]))&amp;&quot;px &quot;&amp;(-1*([.F17]+[.I17]*[.H17]))&amp;&quot;px; }&quot;" office:value-type="string" office:string-value=".sheet-icon-section-notes { background-position: -64px -64px; }" calcext:value-type="string">
            <text:p>.sheet-icon-section-notes { background-position: -64px -64px; }</text:p>
          </table:table-cell>
        </table:table-row>
        <table:table-row table:style-name="ro1">
          <table:table-cell table:number-columns-repeated="2"/>
          <table:table-cell table:formula="of:=LOWER([.B18])">
            <text:p/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b Icons (16 px):</text:p>
          </table:table-cell>
          <table:table-cell table:formula="of:=LOWER([.B19])" office:value-type="string" office:string-value="tab icons (16 px):" calcext:value-type="string">
            <text:p>tab icons (16 px):</text:p>
          </table:table-cell>
          <table:table-cell table:formula="of:=&quot;sheet-icon-&quot;&amp;[.C19]" office:value-type="string" office:string-value="sheet-icon-tab icons (16 px):" calcext:value-type="string">
            <text:p>sheet-icon-tab icons (16 px)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 table:formula="of:=&quot;tab-&quot;&amp;LOWER([.B20])" office:value-type="string" office:string-value="tab-abilities" calcext:value-type="string">
            <text:p>tab-abilities</text:p>
          </table:table-cell>
          <table:table-cell table:formula="of:=&quot;sheet-icon-&quot;&amp;[.C20]" office:value-type="string" office:string-value="sheet-icon-tab-abilities" calcext:value-type="string">
            <text:p>sheet-icon-tab-abilities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0]&amp;&quot; { background-position: &quot;&amp;(-1*([.E20]+[.I20]*[.G20]))&amp;&quot;px &quot;&amp;(-1*([.F20]+[.I20]*[.H20]))&amp;&quot;px; }&quot;" office:value-type="string" office:string-value=".sheet-icon-tab-abilities { background-position: -96px 0px; }" calcext:value-type="string">
            <text:p>.sheet-icon-tab-abilities { background-position: -96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tab-&quot;&amp;LOWER([.B21])" office:value-type="string" office:string-value="tab-equipment" calcext:value-type="string">
            <text:p>tab-equipment</text:p>
          </table:table-cell>
          <table:table-cell table:formula="of:=&quot;sheet-icon-&quot;&amp;[.C21]" office:value-type="string" office:string-value="sheet-icon-tab-equipment" calcext:value-type="string">
            <text:p>sheet-icon-tab-equipment</text:p>
          </table:table-cell>
          <table:table-cell table:formula="of:=[.E20]" office:value-type="float" office:value="96" calcext:value-type="float">
            <text:p>96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1]&amp;&quot; { background-position: &quot;&amp;(-1*([.E21]+[.I21]*[.G21]))&amp;&quot;px &quot;&amp;(-1*([.F21]+[.I21]*[.H21]))&amp;&quot;px; }&quot;" office:value-type="string" office:string-value=".sheet-icon-tab-equipment { background-position: -96px -16px; }" calcext:value-type="string">
            <text:p>.sheet-icon-tab-equipment { background-position: -96px -16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tab-&quot;&amp;LOWER([.B22])" office:value-type="string" office:string-value="tab-magic" calcext:value-type="string">
            <text:p>tab-magic</text:p>
          </table:table-cell>
          <table:table-cell table:formula="of:=&quot;sheet-icon-&quot;&amp;[.C22]" office:value-type="string" office:string-value="sheet-icon-tab-magic" calcext:value-type="string">
            <text:p>sheet-icon-tab-magic</text:p>
          </table:table-cell>
          <table:table-cell table:formula="of:=[.E21]" office:value-type="float" office:value="96" calcext:value-type="float">
            <text:p>96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2]&amp;&quot; { background-position: &quot;&amp;(-1*([.E22]+[.I22]*[.G22]))&amp;&quot;px &quot;&amp;(-1*([.F22]+[.I22]*[.H22]))&amp;&quot;px; }&quot;" office:value-type="string" office:string-value=".sheet-icon-tab-magic { background-position: -96px -32px; }" calcext:value-type="string">
            <text:p>.sheet-icon-tab-magic { background-position: -96px -32px; }</text:p>
          </table:table-cell>
        </table:table-row>
        <table:table-row table:style-name="ro1">
          <table:table-cell/>
          <table:table-cell office:value-type="string" calcext:value-type="string">
            <text:p>Notebook</text:p>
          </table:table-cell>
          <table:table-cell table:formula="of:=&quot;tab-&quot;&amp;LOWER([.B23])" office:value-type="string" office:string-value="tab-notebook" calcext:value-type="string">
            <text:p>tab-notebook</text:p>
          </table:table-cell>
          <table:table-cell table:formula="of:=&quot;sheet-icon-&quot;&amp;[.C23]" office:value-type="string" office:string-value="sheet-icon-tab-notebook" calcext:value-type="string">
            <text:p>sheet-icon-tab-notebook</text:p>
          </table:table-cell>
          <table:table-cell table:formula="of:=[.E22]" office:value-type="float" office:value="96" calcext:value-type="float">
            <text:p>96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3]&amp;&quot; { background-position: &quot;&amp;(-1*([.E23]+[.I23]*[.G23]))&amp;&quot;px &quot;&amp;(-1*([.F23]+[.I23]*[.H23]))&amp;&quot;px; }&quot;" office:value-type="string" office:string-value=".sheet-icon-tab-notebook { background-position: -96px -48px; }" calcext:value-type="string">
            <text:p>.sheet-icon-tab-notebook { background-position: -96px -48px; }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&quot;tab-&quot;&amp;LOWER([.B24])" office:value-type="string" office:string-value="tab-all" calcext:value-type="string">
            <text:p>tab-all</text:p>
          </table:table-cell>
          <table:table-cell table:formula="of:=&quot;sheet-icon-&quot;&amp;[.C24]" office:value-type="string" office:string-value="sheet-icon-tab-all" calcext:value-type="string">
            <text:p>sheet-icon-tab-all</text:p>
          </table:table-cell>
          <table:table-cell table:formula="of:=[.E23]" office:value-type="float" office:value="96" calcext:value-type="float">
            <text:p>96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4]&amp;&quot; { background-position: &quot;&amp;(-1*([.E24]+[.I24]*[.G24]))&amp;&quot;px &quot;&amp;(-1*([.F24]+[.I24]*[.H24]))&amp;&quot;px; }&quot;" office:value-type="string" office:string-value=".sheet-icon-tab-all { background-position: -96px -64px; }" calcext:value-type="string">
            <text:p>.sheet-icon-tab-all { background-position: -96px -64px; }</text:p>
          </table:table-cell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table:formula="of:=LOWER([.B25])" office:value-type="string" office:string-value="strength" calcext:value-type="string">
            <text:p>strength</text:p>
          </table:table-cell>
          <table:table-cell table:formula="of:=&quot;sheet-icon-&quot;&amp;[.C25]" office:value-type="string" office:string-value="sheet-icon-strength" calcext:value-type="string">
            <text:p>sheet-icon-strength</text:p>
          </table:table-cell>
          <table:table-cell table:formula="of:=[.E24]" office:value-type="float" office:value="96" calcext:value-type="float">
            <text:p>96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5]&amp;&quot; { background-position: &quot;&amp;(-1*([.E25]+[.I25]*[.G25]))&amp;&quot;px &quot;&amp;(-1*([.F25]+[.I25]*[.H25]))&amp;&quot;px; }&quot;" office:value-type="string" office:string-value=".sheet-icon-strength { background-position: -96px -80px; }" calcext:value-type="string">
            <text:p>.sheet-icon-strength { background-position: -96px -80px; }</text:p>
          </table:table-cell>
        </table:table-row>
        <table:table-row table:style-name="ro1">
          <table:table-cell/>
          <table:table-cell office:value-type="string" calcext:value-type="string">
            <text:p>Dexterity</text:p>
          </table:table-cell>
          <table:table-cell table:formula="of:=LOWER([.B26])" office:value-type="string" office:string-value="dexterity" calcext:value-type="string">
            <text:p>dexterity</text:p>
          </table:table-cell>
          <table:table-cell table:formula="of:=&quot;sheet-icon-&quot;&amp;[.C26]" office:value-type="string" office:string-value="sheet-icon-dexterity" calcext:value-type="string">
            <text:p>sheet-icon-dexterity</text:p>
          </table:table-cell>
          <table:table-cell table:formula="of:=[.E25]" office:value-type="float" office:value="96" calcext:value-type="float">
            <text:p>96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6]&amp;&quot; { background-position: &quot;&amp;(-1*([.E26]+[.I26]*[.G26]))&amp;&quot;px &quot;&amp;(-1*([.F26]+[.I26]*[.H26]))&amp;&quot;px; }&quot;" office:value-type="string" office:string-value=".sheet-icon-dexterity { background-position: -96px -96px; }" calcext:value-type="string">
            <text:p>.sheet-icon-dexterity { background-position: -96px -96px; }</text:p>
          </table:table-cell>
        </table:table-row>
        <table:table-row table:style-name="ro1">
          <table:table-cell/>
          <table:table-cell office:value-type="string" calcext:value-type="string">
            <text:p>Constitution</text:p>
          </table:table-cell>
          <table:table-cell table:formula="of:=LOWER([.B27])" office:value-type="string" office:string-value="constitution" calcext:value-type="string">
            <text:p>constitution</text:p>
          </table:table-cell>
          <table:table-cell table:formula="of:=&quot;sheet-icon-&quot;&amp;[.C27]" office:value-type="string" office:string-value="sheet-icon-constitution" calcext:value-type="string">
            <text:p>sheet-icon-constitution</text:p>
          </table:table-cell>
          <table:table-cell table:formula="of:=[.E26]" office:value-type="float" office:value="96" calcext:value-type="float">
            <text:p>96</text:p>
          </table:table-cell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7]&amp;&quot; { background-position: &quot;&amp;(-1*([.E27]+[.I27]*[.G27]))&amp;&quot;px &quot;&amp;(-1*([.F27]+[.I27]*[.H27]))&amp;&quot;px; }&quot;" office:value-type="string" office:string-value=".sheet-icon-constitution { background-position: -96px -112px; }" calcext:value-type="string">
            <text:p>.sheet-icon-constitution { background-position: -96px -112px; }</text:p>
          </table:table-cell>
        </table:table-row>
        <table:table-row table:style-name="ro1">
          <table:table-cell/>
          <table:table-cell office:value-type="string" calcext:value-type="string">
            <text:p>Intelligence</text:p>
          </table:table-cell>
          <table:table-cell table:formula="of:=LOWER([.B28])" office:value-type="string" office:string-value="intelligence" calcext:value-type="string">
            <text:p>intelligence</text:p>
          </table:table-cell>
          <table:table-cell table:formula="of:=&quot;sheet-icon-&quot;&amp;[.C28]" office:value-type="string" office:string-value="sheet-icon-intelligence" calcext:value-type="string">
            <text:p>sheet-icon-intelligence</text:p>
          </table:table-cell>
          <table:table-cell table:formula="of:=[.E27]" office:value-type="float" office:value="96" calcext:value-type="float">
            <text:p>96</text:p>
          </table:table-cell>
          <table:table-cell table:formula="of:=[.F27]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formula="of:=[.H27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8]&amp;&quot; { background-position: &quot;&amp;(-1*([.E28]+[.I28]*[.G28]))&amp;&quot;px &quot;&amp;(-1*([.F28]+[.I28]*[.H28]))&amp;&quot;px; }&quot;" office:value-type="string" office:string-value=".sheet-icon-intelligence { background-position: -96px -128px; }" calcext:value-type="string">
            <text:p>.sheet-icon-intelligence { background-position: -96px -128px; }</text:p>
          </table:table-cell>
        </table:table-row>
        <table:table-row table:style-name="ro1">
          <table:table-cell/>
          <table:table-cell office:value-type="string" calcext:value-type="string">
            <text:p>Wisdom</text:p>
          </table:table-cell>
          <table:table-cell table:formula="of:=LOWER([.B29])" office:value-type="string" office:string-value="wisdom" calcext:value-type="string">
            <text:p>wisdom</text:p>
          </table:table-cell>
          <table:table-cell table:formula="of:=&quot;sheet-icon-&quot;&amp;[.C29]" office:value-type="string" office:string-value="sheet-icon-wisdom" calcext:value-type="string">
            <text:p>sheet-icon-wisdom</text:p>
          </table:table-cell>
          <table:table-cell table:formula="of:=[.E28]" office:value-type="float" office:value="96" calcext:value-type="float">
            <text:p>96</text:p>
          </table:table-cell>
          <table:table-cell table:formula="of:=[.F28]" office:value-type="float" office:value="0" calcext:value-type="float">
            <text:p>0</text:p>
          </table:table-cell>
          <table:table-cell table:formula="of:=[.G28]" office:value-type="float" office:value="0" calcext:value-type="float">
            <text:p>0</text:p>
          </table:table-cell>
          <table:table-cell table:formula="of:=[.H28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9]&amp;&quot; { background-position: &quot;&amp;(-1*([.E29]+[.I29]*[.G29]))&amp;&quot;px &quot;&amp;(-1*([.F29]+[.I29]*[.H29]))&amp;&quot;px; }&quot;" office:value-type="string" office:string-value=".sheet-icon-wisdom { background-position: -96px -144px; }" calcext:value-type="string">
            <text:p>.sheet-icon-wisdom { background-position: -96px -144px; }</text:p>
          </table:table-cell>
        </table:table-row>
        <table:table-row table:style-name="ro1">
          <table:table-cell/>
          <table:table-cell office:value-type="string" calcext:value-type="string">
            <text:p>Charisma</text:p>
          </table:table-cell>
          <table:table-cell table:formula="of:=LOWER([.B30])" office:value-type="string" office:string-value="charisma" calcext:value-type="string">
            <text:p>charisma</text:p>
          </table:table-cell>
          <table:table-cell table:formula="of:=&quot;sheet-icon-&quot;&amp;[.C30]" office:value-type="string" office:string-value="sheet-icon-charisma" calcext:value-type="string">
            <text:p>sheet-icon-charisma</text:p>
          </table:table-cell>
          <table:table-cell table:formula="of:=[.E29]" office:value-type="float" office:value="96" calcext:value-type="float">
            <text:p>96</text:p>
          </table:table-cell>
          <table:table-cell table:formula="of:=[.F29]" office:value-type="float" office:value="0" calcext:value-type="float">
            <text:p>0</text:p>
          </table:table-cell>
          <table:table-cell table:formula="of:=[.G29]" office:value-type="float" office:value="0" calcext:value-type="float">
            <text:p>0</text:p>
          </table:table-cell>
          <table:table-cell table:formula="of:=[.H29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0]&amp;&quot; { background-position: &quot;&amp;(-1*([.E30]+[.I30]*[.G30]))&amp;&quot;px &quot;&amp;(-1*([.F30]+[.I30]*[.H30]))&amp;&quot;px; }&quot;" office:value-type="string" office:string-value=".sheet-icon-charisma { background-position: -96px -160px; }" calcext:value-type="string">
            <text:p>.sheet-icon-charisma { background-position: -96px -160px; }</text:p>
          </table:table-cell>
        </table:table-row>
        <table:table-row table:style-name="ro1">
          <table:table-cell/>
          <table:table-cell office:value-type="string" calcext:value-type="string">
            <text:p>Normal-d20</text:p>
          </table:table-cell>
          <table:table-cell table:formula="of:=LOWER([.B31])" office:value-type="string" office:string-value="normal-d20" calcext:value-type="string">
            <text:p>normal-d20</text:p>
          </table:table-cell>
          <table:table-cell table:formula="of:=&quot;sheet-icon-&quot;&amp;[.C31]" office:value-type="string" office:string-value="sheet-icon-normal-d20" calcext:value-type="string">
            <text:p>sheet-icon-normal-d20</text:p>
          </table:table-cell>
          <table:table-cell table:formula="of:=[.E30]" office:value-type="float" office:value="96" calcext:value-type="float">
            <text:p>96</text:p>
          </table:table-cell>
          <table:table-cell table:formula="of:=[.F30]" office:value-type="float" office:value="0" calcext:value-type="float">
            <text:p>0</text:p>
          </table:table-cell>
          <table:table-cell table:formula="of:=[.G30]" office:value-type="float" office:value="0" calcext:value-type="float">
            <text:p>0</text:p>
          </table:table-cell>
          <table:table-cell table:formula="of:=[.H30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1]&amp;&quot; { background-position: &quot;&amp;(-1*([.E31]+[.I31]*[.G31]))&amp;&quot;px &quot;&amp;(-1*([.F31]+[.I31]*[.H31]))&amp;&quot;px; }&quot;" office:value-type="string" office:string-value=".sheet-icon-normal-d20 { background-position: -96px -176px; }" calcext:value-type="string">
            <text:p>.sheet-icon-normal-d20 { background-position: -96px -176px; }</text:p>
          </table:table-cell>
        </table:table-row>
        <table:table-row table:style-name="ro1">
          <table:table-cell/>
          <table:table-cell office:value-type="string" calcext:value-type="string">
            <text:p>Prof-d20</text:p>
          </table:table-cell>
          <table:table-cell table:formula="of:=LOWER([.B32])" office:value-type="string" office:string-value="prof-d20" calcext:value-type="string">
            <text:p>prof-d20</text:p>
          </table:table-cell>
          <table:table-cell table:formula="of:=&quot;sheet-icon-&quot;&amp;[.C32]" office:value-type="string" office:string-value="sheet-icon-prof-d20" calcext:value-type="string">
            <text:p>sheet-icon-prof-d20</text:p>
          </table:table-cell>
          <table:table-cell table:formula="of:=[.E31]" office:value-type="float" office:value="96" calcext:value-type="float">
            <text:p>96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2]&amp;&quot; { background-position: &quot;&amp;(-1*([.E32]+[.I32]*[.G32]))&amp;&quot;px &quot;&amp;(-1*([.F32]+[.I32]*[.H32]))&amp;&quot;px; }&quot;" office:value-type="string" office:string-value=".sheet-icon-prof-d20 { background-position: -112px 0px; }" calcext:value-type="string">
            <text:p>.sheet-icon-prof-d20 { background-position: -112px 0px; }</text:p>
          </table:table-cell>
        </table:table-row>
        <table:table-row table:style-name="ro1">
          <table:table-cell/>
          <table:table-cell office:value-type="string" calcext:value-type="string">
            <text:p>Adv-d20</text:p>
          </table:table-cell>
          <table:table-cell table:formula="of:=LOWER([.B33])" office:value-type="string" office:string-value="adv-d20" calcext:value-type="string">
            <text:p>adv-d20</text:p>
          </table:table-cell>
          <table:table-cell table:formula="of:=&quot;sheet-icon-&quot;&amp;[.C33]" office:value-type="string" office:string-value="sheet-icon-adv-d20" calcext:value-type="string">
            <text:p>sheet-icon-adv-d20</text:p>
          </table:table-cell>
          <table:table-cell table:formula="of:=[.E32]" office:value-type="float" office:value="96" calcext:value-type="float">
            <text:p>96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1" calcext:value-type="float">
            <text:p>1</text:p>
          </table:table-cell>
          <table:table-cell table:formula="of:=[.H32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3]&amp;&quot; { background-position: &quot;&amp;(-1*([.E33]+[.I33]*[.G33]))&amp;&quot;px &quot;&amp;(-1*([.F33]+[.I33]*[.H33]))&amp;&quot;px; }&quot;" office:value-type="string" office:string-value=".sheet-icon-adv-d20 { background-position: -112px -16px; }" calcext:value-type="string">
            <text:p>.sheet-icon-adv-d20 { background-position: -112px -16px; }</text:p>
          </table:table-cell>
        </table:table-row>
        <table:table-row table:style-name="ro1">
          <table:table-cell/>
          <table:table-cell office:value-type="string" calcext:value-type="string">
            <text:p>Disadv-d20</text:p>
          </table:table-cell>
          <table:table-cell table:formula="of:=LOWER([.B34])" office:value-type="string" office:string-value="disadv-d20" calcext:value-type="string">
            <text:p>disadv-d20</text:p>
          </table:table-cell>
          <table:table-cell table:formula="of:=&quot;sheet-icon-&quot;&amp;[.C34]" office:value-type="string" office:string-value="sheet-icon-disadv-d20" calcext:value-type="string">
            <text:p>sheet-icon-disadv-d20</text:p>
          </table:table-cell>
          <table:table-cell table:formula="of:=[.E33]" office:value-type="float" office:value="96" calcext:value-type="float">
            <text:p>96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1" calcext:value-type="float">
            <text:p>1</text:p>
          </table:table-cell>
          <table:table-cell table:formula="of:=[.H3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4]&amp;&quot; { background-position: &quot;&amp;(-1*([.E34]+[.I34]*[.G34]))&amp;&quot;px &quot;&amp;(-1*([.F34]+[.I34]*[.H34]))&amp;&quot;px; }&quot;" office:value-type="string" office:string-value=".sheet-icon-disadv-d20 { background-position: -112px -32px; }" calcext:value-type="string">
            <text:p>.sheet-icon-disadv-d20 { background-position: -112px -32px; }</text:p>
          </table:table-cell>
        </table:table-row>
        <table:table-row table:style-name="ro1">
          <table:table-cell/>
          <table:table-cell office:value-type="string" calcext:value-type="string">
            <text:p>Acrobatics</text:p>
          </table:table-cell>
          <table:table-cell table:formula="of:=&quot;skill-&quot;&amp;LOWER([.B35])" office:value-type="string" office:string-value="skill-acrobatics" calcext:value-type="string">
            <text:p>skill-acrobatics</text:p>
          </table:table-cell>
          <table:table-cell table:formula="of:=&quot;sheet-icon-&quot;&amp;[.C35]" office:value-type="string" office:string-value="sheet-icon-skill-acrobatics" calcext:value-type="string">
            <text:p>sheet-icon-skill-acrobatics</text:p>
          </table:table-cell>
          <table:table-cell table:formula="of:=[.E34]" office:value-type="float" office:value="96" calcext:value-type="float">
            <text:p>96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1" calcext:value-type="float">
            <text:p>1</text:p>
          </table:table-cell>
          <table:table-cell table:formula="of:=[.H34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5]&amp;&quot; { background-position: &quot;&amp;(-1*([.E35]+[.I35]*[.G35]))&amp;&quot;px &quot;&amp;(-1*([.F35]+[.I35]*[.H35]))&amp;&quot;px; }&quot;" office:value-type="string" office:string-value=".sheet-icon-skill-acrobatics { background-position: -112px -48px; }" calcext:value-type="string">
            <text:p>.sheet-icon-skill-acrobatics { background-position: -112px -48px; }</text:p>
          </table:table-cell>
        </table:table-row>
        <table:table-row table:style-name="ro1">
          <table:table-cell/>
          <table:table-cell office:value-type="string" calcext:value-type="string">
            <text:p>Animal-Handling</text:p>
          </table:table-cell>
          <table:table-cell table:formula="of:=&quot;skill-&quot;&amp;LOWER([.B36])" office:value-type="string" office:string-value="skill-animal-handling" calcext:value-type="string">
            <text:p>skill-animal-handling</text:p>
          </table:table-cell>
          <table:table-cell table:formula="of:=&quot;sheet-icon-&quot;&amp;[.C36]" office:value-type="string" office:string-value="sheet-icon-skill-animal-handling" calcext:value-type="string">
            <text:p>sheet-icon-skill-animal-handling</text:p>
          </table:table-cell>
          <table:table-cell table:formula="of:=[.E35]" office:value-type="float" office:value="96" calcext:value-type="float">
            <text:p>96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1" calcext:value-type="float">
            <text:p>1</text:p>
          </table:table-cell>
          <table:table-cell table:formula="of:=[.H35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6]&amp;&quot; { background-position: &quot;&amp;(-1*([.E36]+[.I36]*[.G36]))&amp;&quot;px &quot;&amp;(-1*([.F36]+[.I36]*[.H36]))&amp;&quot;px; }&quot;" office:value-type="string" office:string-value=".sheet-icon-skill-animal-handling { background-position: -112px -64px; }" calcext:value-type="string">
            <text:p>.sheet-icon-skill-animal-handling { background-position: -112px -64px; }</text:p>
          </table:table-cell>
        </table:table-row>
        <table:table-row table:style-name="ro1">
          <table:table-cell/>
          <table:table-cell office:value-type="string" calcext:value-type="string">
            <text:p>Arcana</text:p>
          </table:table-cell>
          <table:table-cell table:formula="of:=&quot;skill-&quot;&amp;LOWER([.B37])" office:value-type="string" office:string-value="skill-arcana" calcext:value-type="string">
            <text:p>skill-arcana</text:p>
          </table:table-cell>
          <table:table-cell table:formula="of:=&quot;sheet-icon-&quot;&amp;[.C37]" office:value-type="string" office:string-value="sheet-icon-skill-arcana" calcext:value-type="string">
            <text:p>sheet-icon-skill-arcana</text:p>
          </table:table-cell>
          <table:table-cell table:formula="of:=[.E36]" office:value-type="float" office:value="96" calcext:value-type="float">
            <text:p>96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7]&amp;&quot; { background-position: &quot;&amp;(-1*([.E37]+[.I37]*[.G37]))&amp;&quot;px &quot;&amp;(-1*([.F37]+[.I37]*[.H37]))&amp;&quot;px; }&quot;" office:value-type="string" office:string-value=".sheet-icon-skill-arcana { background-position: -112px -80px; }" calcext:value-type="string">
            <text:p>.sheet-icon-skill-arcana { background-position: -112px -80px; }</text:p>
          </table:table-cell>
        </table:table-row>
        <table:table-row table:style-name="ro1">
          <table:table-cell/>
          <table:table-cell office:value-type="string" calcext:value-type="string">
            <text:p>Athletics</text:p>
          </table:table-cell>
          <table:table-cell table:formula="of:=&quot;skill-&quot;&amp;LOWER([.B38])" office:value-type="string" office:string-value="skill-athletics" calcext:value-type="string">
            <text:p>skill-athletics</text:p>
          </table:table-cell>
          <table:table-cell table:formula="of:=&quot;sheet-icon-&quot;&amp;[.C38]" office:value-type="string" office:string-value="sheet-icon-skill-athletics" calcext:value-type="string">
            <text:p>sheet-icon-skill-athletics</text:p>
          </table:table-cell>
          <table:table-cell table:formula="of:=[.E37]" office:value-type="float" office:value="96" calcext:value-type="float">
            <text:p>96</text:p>
          </table:table-cell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1" calcext:value-type="float">
            <text:p>1</text:p>
          </table:table-cell>
          <table:table-cell table:formula="of:=[.H37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8]&amp;&quot; { background-position: &quot;&amp;(-1*([.E38]+[.I38]*[.G38]))&amp;&quot;px &quot;&amp;(-1*([.F38]+[.I38]*[.H38]))&amp;&quot;px; }&quot;" office:value-type="string" office:string-value=".sheet-icon-skill-athletics { background-position: -112px -96px; }" calcext:value-type="string">
            <text:p>.sheet-icon-skill-athletics { background-position: -112px -96px; }</text:p>
          </table:table-cell>
        </table:table-row>
        <table:table-row table:style-name="ro1">
          <table:table-cell/>
          <table:table-cell office:value-type="string" calcext:value-type="string">
            <text:p>Deception</text:p>
          </table:table-cell>
          <table:table-cell table:formula="of:=&quot;skill-&quot;&amp;LOWER([.B39])" office:value-type="string" office:string-value="skill-deception" calcext:value-type="string">
            <text:p>skill-deception</text:p>
          </table:table-cell>
          <table:table-cell table:formula="of:=&quot;sheet-icon-&quot;&amp;[.C39]" office:value-type="string" office:string-value="sheet-icon-skill-deception" calcext:value-type="string">
            <text:p>sheet-icon-skill-deception</text:p>
          </table:table-cell>
          <table:table-cell table:formula="of:=[.E38]" office:value-type="float" office:value="96" calcext:value-type="float">
            <text:p>96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1" calcext:value-type="float">
            <text:p>1</text:p>
          </table:table-cell>
          <table:table-cell table:formula="of:=[.H38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9]&amp;&quot; { background-position: &quot;&amp;(-1*([.E39]+[.I39]*[.G39]))&amp;&quot;px &quot;&amp;(-1*([.F39]+[.I39]*[.H39]))&amp;&quot;px; }&quot;" office:value-type="string" office:string-value=".sheet-icon-skill-deception { background-position: -112px -112px; }" calcext:value-type="string">
            <text:p>.sheet-icon-skill-deception { background-position: -112px -112px; }</text:p>
          </table:table-cell>
        </table:table-row>
        <table:table-row table:style-name="ro1">
          <table:table-cell/>
          <table:table-cell office:value-type="string" calcext:value-type="string">
            <text:p>History</text:p>
          </table:table-cell>
          <table:table-cell table:formula="of:=&quot;skill-&quot;&amp;LOWER([.B40])" office:value-type="string" office:string-value="skill-history" calcext:value-type="string">
            <text:p>skill-history</text:p>
          </table:table-cell>
          <table:table-cell table:formula="of:=&quot;sheet-icon-&quot;&amp;[.C40]" office:value-type="string" office:string-value="sheet-icon-skill-history" calcext:value-type="string">
            <text:p>sheet-icon-skill-history</text:p>
          </table:table-cell>
          <table:table-cell table:formula="of:=[.E39]" office:value-type="float" office:value="96" calcext:value-type="float">
            <text:p>96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1" calcext:value-type="float">
            <text:p>1</text:p>
          </table:table-cell>
          <table:table-cell table:formula="of:=[.H39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0]&amp;&quot; { background-position: &quot;&amp;(-1*([.E40]+[.I40]*[.G40]))&amp;&quot;px &quot;&amp;(-1*([.F40]+[.I40]*[.H40]))&amp;&quot;px; }&quot;" office:value-type="string" office:string-value=".sheet-icon-skill-history { background-position: -112px -128px; }" calcext:value-type="string">
            <text:p>.sheet-icon-skill-history { background-position: -112px -128px; }</text:p>
          </table:table-cell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formula="of:=&quot;skill-&quot;&amp;LOWER([.B41])" office:value-type="string" office:string-value="skill-insight" calcext:value-type="string">
            <text:p>skill-insight</text:p>
          </table:table-cell>
          <table:table-cell table:formula="of:=&quot;sheet-icon-&quot;&amp;[.C41]" office:value-type="string" office:string-value="sheet-icon-skill-insight" calcext:value-type="string">
            <text:p>sheet-icon-skill-insight</text:p>
          </table:table-cell>
          <table:table-cell table:formula="of:=[.E40]" office:value-type="float" office:value="96" calcext:value-type="float">
            <text:p>96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1" calcext:value-type="float">
            <text:p>1</text:p>
          </table:table-cell>
          <table:table-cell table:formula="of:=[.H40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1]&amp;&quot; { background-position: &quot;&amp;(-1*([.E41]+[.I41]*[.G41]))&amp;&quot;px &quot;&amp;(-1*([.F41]+[.I41]*[.H41]))&amp;&quot;px; }&quot;" office:value-type="string" office:string-value=".sheet-icon-skill-insight { background-position: -112px -144px; }" calcext:value-type="string">
            <text:p>.sheet-icon-skill-insight { background-position: -112px -144px; }</text:p>
          </table:table-cell>
        </table:table-row>
        <table:table-row table:style-name="ro1">
          <table:table-cell/>
          <table:table-cell office:value-type="string" calcext:value-type="string">
            <text:p>Intimidation</text:p>
          </table:table-cell>
          <table:table-cell table:formula="of:=&quot;skill-&quot;&amp;LOWER([.B42])" office:value-type="string" office:string-value="skill-intimidation" calcext:value-type="string">
            <text:p>skill-intimidation</text:p>
          </table:table-cell>
          <table:table-cell table:formula="of:=&quot;sheet-icon-&quot;&amp;[.C42]" office:value-type="string" office:string-value="sheet-icon-skill-intimidation" calcext:value-type="string">
            <text:p>sheet-icon-skill-intimidation</text:p>
          </table:table-cell>
          <table:table-cell table:formula="of:=[.E41]" office:value-type="float" office:value="96" calcext:value-type="float">
            <text:p>96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1" calcext:value-type="float">
            <text:p>1</text:p>
          </table:table-cell>
          <table:table-cell table:formula="of:=[.H41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2]&amp;&quot; { background-position: &quot;&amp;(-1*([.E42]+[.I42]*[.G42]))&amp;&quot;px &quot;&amp;(-1*([.F42]+[.I42]*[.H42]))&amp;&quot;px; }&quot;" office:value-type="string" office:string-value=".sheet-icon-skill-intimidation { background-position: -112px -160px; }" calcext:value-type="string">
            <text:p>.sheet-icon-skill-intimidation { background-position: -112px -160px; }</text:p>
          </table:table-cell>
        </table:table-row>
        <table:table-row table:style-name="ro1">
          <table:table-cell/>
          <table:table-cell office:value-type="string" calcext:value-type="string">
            <text:p>Investigation</text:p>
          </table:table-cell>
          <table:table-cell table:formula="of:=&quot;skill-&quot;&amp;LOWER([.B43])" office:value-type="string" office:string-value="skill-investigation" calcext:value-type="string">
            <text:p>skill-investigation</text:p>
          </table:table-cell>
          <table:table-cell table:formula="of:=&quot;sheet-icon-&quot;&amp;[.C43]" office:value-type="string" office:string-value="sheet-icon-skill-investigation" calcext:value-type="string">
            <text:p>sheet-icon-skill-investigation</text:p>
          </table:table-cell>
          <table:table-cell table:formula="of:=[.E42]" office:value-type="float" office:value="96" calcext:value-type="float">
            <text:p>96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" office:value-type="float" office:value="1" calcext:value-type="float">
            <text:p>1</text:p>
          </table:table-cell>
          <table:table-cell table:formula="of:=[.H42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3]&amp;&quot; { background-position: &quot;&amp;(-1*([.E43]+[.I43]*[.G43]))&amp;&quot;px &quot;&amp;(-1*([.F43]+[.I43]*[.H43]))&amp;&quot;px; }&quot;" office:value-type="string" office:string-value=".sheet-icon-skill-investigation { background-position: -112px -176px; }" calcext:value-type="string">
            <text:p>.sheet-icon-skill-investigation { background-position: -112px -176px; }</text:p>
          </table:table-cell>
        </table:table-row>
        <table:table-row table:style-name="ro1">
          <table:table-cell/>
          <table:table-cell office:value-type="string" calcext:value-type="string">
            <text:p>Medicine</text:p>
          </table:table-cell>
          <table:table-cell table:formula="of:=&quot;skill-&quot;&amp;LOWER([.B44])" office:value-type="string" office:string-value="skill-medicine" calcext:value-type="string">
            <text:p>skill-medicine</text:p>
          </table:table-cell>
          <table:table-cell table:formula="of:=&quot;sheet-icon-&quot;&amp;[.C44]" office:value-type="string" office:string-value="sheet-icon-skill-medicine" calcext:value-type="string">
            <text:p>sheet-icon-skill-medicine</text:p>
          </table:table-cell>
          <table:table-cell table:formula="of:=[.E43]" office:value-type="float" office:value="96" calcext:value-type="float">
            <text:p>96</text:p>
          </table:table-cell>
          <table:table-cell table:formula="of:=[.F43]" office:value-type="float" office:value="0" calcext:value-type="float">
            <text:p>0</text:p>
          </table:table-cell>
          <table:table-cell table:formula="of:=[.G4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4]&amp;&quot; { background-position: &quot;&amp;(-1*([.E44]+[.I44]*[.G44]))&amp;&quot;px &quot;&amp;(-1*([.F44]+[.I44]*[.H44]))&amp;&quot;px; }&quot;" office:value-type="string" office:string-value=".sheet-icon-skill-medicine { background-position: -128px 0px; }" calcext:value-type="string">
            <text:p>.sheet-icon-skill-medicine { background-position: -128px 0px; }</text:p>
          </table:table-cell>
        </table:table-row>
        <table:table-row table:style-name="ro1">
          <table:table-cell/>
          <table:table-cell office:value-type="string" calcext:value-type="string">
            <text:p>Nature</text:p>
          </table:table-cell>
          <table:table-cell table:formula="of:=&quot;skill-&quot;&amp;LOWER([.B45])" office:value-type="string" office:string-value="skill-nature" calcext:value-type="string">
            <text:p>skill-nature</text:p>
          </table:table-cell>
          <table:table-cell table:formula="of:=&quot;sheet-icon-&quot;&amp;[.C45]" office:value-type="string" office:string-value="sheet-icon-skill-nature" calcext:value-type="string">
            <text:p>sheet-icon-skill-nature</text:p>
          </table:table-cell>
          <table:table-cell table:formula="of:=[.E44]" office:value-type="float" office:value="96" calcext:value-type="float">
            <text:p>96</text:p>
          </table:table-cell>
          <table:table-cell table:formula="of:=[.F44]" office:value-type="float" office:value="0" calcext:value-type="float">
            <text:p>0</text:p>
          </table:table-cell>
          <table:table-cell table:formula="of:=[.G44]" office:value-type="float" office:value="2" calcext:value-type="float">
            <text:p>2</text:p>
          </table:table-cell>
          <table:table-cell table:formula="of:=[.H44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5]&amp;&quot; { background-position: &quot;&amp;(-1*([.E45]+[.I45]*[.G45]))&amp;&quot;px &quot;&amp;(-1*([.F45]+[.I45]*[.H45]))&amp;&quot;px; }&quot;" office:value-type="string" office:string-value=".sheet-icon-skill-nature { background-position: -128px -16px; }" calcext:value-type="string">
            <text:p>.sheet-icon-skill-nature { background-position: -128px -16px; }</text:p>
          </table:table-cell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table:formula="of:=&quot;skill-&quot;&amp;LOWER([.B46])" office:value-type="string" office:string-value="skill-perception" calcext:value-type="string">
            <text:p>skill-perception</text:p>
          </table:table-cell>
          <table:table-cell table:formula="of:=&quot;sheet-icon-&quot;&amp;[.C46]" office:value-type="string" office:string-value="sheet-icon-skill-perception" calcext:value-type="string">
            <text:p>sheet-icon-skill-perception</text:p>
          </table:table-cell>
          <table:table-cell table:formula="of:=[.E45]" office:value-type="float" office:value="96" calcext:value-type="float">
            <text:p>96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2" calcext:value-type="float">
            <text:p>2</text:p>
          </table:table-cell>
          <table:table-cell table:formula="of:=[.H45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6]&amp;&quot; { background-position: &quot;&amp;(-1*([.E46]+[.I46]*[.G46]))&amp;&quot;px &quot;&amp;(-1*([.F46]+[.I46]*[.H46]))&amp;&quot;px; }&quot;" office:value-type="string" office:string-value=".sheet-icon-skill-perception { background-position: -128px -32px; }" calcext:value-type="string">
            <text:p>.sheet-icon-skill-perception { background-position: -128px -32px; }</text:p>
          </table:table-cell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table:formula="of:=&quot;skill-&quot;&amp;LOWER([.B47])" office:value-type="string" office:string-value="skill-performance" calcext:value-type="string">
            <text:p>skill-performance</text:p>
          </table:table-cell>
          <table:table-cell table:formula="of:=&quot;sheet-icon-&quot;&amp;[.C47]" office:value-type="string" office:string-value="sheet-icon-skill-performance" calcext:value-type="string">
            <text:p>sheet-icon-skill-performance</text:p>
          </table:table-cell>
          <table:table-cell table:formula="of:=[.E46]" office:value-type="float" office:value="96" calcext:value-type="float">
            <text:p>96</text:p>
          </table:table-cell>
          <table:table-cell table:formula="of:=[.F46]" office:value-type="float" office:value="0" calcext:value-type="float">
            <text:p>0</text:p>
          </table:table-cell>
          <table:table-cell table:formula="of:=[.G46]" office:value-type="float" office:value="2" calcext:value-type="float">
            <text:p>2</text:p>
          </table:table-cell>
          <table:table-cell table:formula="of:=[.H46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7]&amp;&quot; { background-position: &quot;&amp;(-1*([.E47]+[.I47]*[.G47]))&amp;&quot;px &quot;&amp;(-1*([.F47]+[.I47]*[.H47]))&amp;&quot;px; }&quot;" office:value-type="string" office:string-value=".sheet-icon-skill-performance { background-position: -128px -48px; }" calcext:value-type="string">
            <text:p>.sheet-icon-skill-performance { background-position: -128px -48px; }</text:p>
          </table:table-cell>
        </table:table-row>
        <table:table-row table:style-name="ro1">
          <table:table-cell/>
          <table:table-cell office:value-type="string" calcext:value-type="string">
            <text:p>Persuasion</text:p>
          </table:table-cell>
          <table:table-cell table:formula="of:=&quot;skill-&quot;&amp;LOWER([.B48])" office:value-type="string" office:string-value="skill-persuasion" calcext:value-type="string">
            <text:p>skill-persuasion</text:p>
          </table:table-cell>
          <table:table-cell table:formula="of:=&quot;sheet-icon-&quot;&amp;[.C48]" office:value-type="string" office:string-value="sheet-icon-skill-persuasion" calcext:value-type="string">
            <text:p>sheet-icon-skill-persuasion</text:p>
          </table:table-cell>
          <table:table-cell table:formula="of:=[.E47]" office:value-type="float" office:value="96" calcext:value-type="float">
            <text:p>96</text:p>
          </table:table-cell>
          <table:table-cell table:formula="of:=[.F47]" office:value-type="float" office:value="0" calcext:value-type="float">
            <text:p>0</text:p>
          </table:table-cell>
          <table:table-cell table:formula="of:=[.G47]" office:value-type="float" office:value="2" calcext:value-type="float">
            <text:p>2</text:p>
          </table:table-cell>
          <table:table-cell table:formula="of:=[.H47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8]&amp;&quot; { background-position: &quot;&amp;(-1*([.E48]+[.I48]*[.G48]))&amp;&quot;px &quot;&amp;(-1*([.F48]+[.I48]*[.H48]))&amp;&quot;px; }&quot;" office:value-type="string" office:string-value=".sheet-icon-skill-persuasion { background-position: -128px -64px; }" calcext:value-type="string">
            <text:p>.sheet-icon-skill-persuasion { background-position: -128px -64px; }</text:p>
          </table:table-cell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table:formula="of:=&quot;skill-&quot;&amp;LOWER([.B49])" office:value-type="string" office:string-value="skill-religion" calcext:value-type="string">
            <text:p>skill-religion</text:p>
          </table:table-cell>
          <table:table-cell table:formula="of:=&quot;sheet-icon-&quot;&amp;[.C49]" office:value-type="string" office:string-value="sheet-icon-skill-religion" calcext:value-type="string">
            <text:p>sheet-icon-skill-religion</text:p>
          </table:table-cell>
          <table:table-cell table:formula="of:=[.E48]" office:value-type="float" office:value="96" calcext:value-type="float">
            <text:p>96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2" calcext:value-type="float">
            <text:p>2</text:p>
          </table:table-cell>
          <table:table-cell table:formula="of:=[.H48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9]&amp;&quot; { background-position: &quot;&amp;(-1*([.E49]+[.I49]*[.G49]))&amp;&quot;px &quot;&amp;(-1*([.F49]+[.I49]*[.H49]))&amp;&quot;px; }&quot;" office:value-type="string" office:string-value=".sheet-icon-skill-religion { background-position: -128px -80px; }" calcext:value-type="string">
            <text:p>.sheet-icon-skill-religion { background-position: -128px -80px; }</text:p>
          </table:table-cell>
        </table:table-row>
        <table:table-row table:style-name="ro1">
          <table:table-cell/>
          <table:table-cell office:value-type="string" calcext:value-type="string">
            <text:p>Sleight-of-Hand</text:p>
          </table:table-cell>
          <table:table-cell table:formula="of:=&quot;skill-&quot;&amp;LOWER([.B50])" office:value-type="string" office:string-value="skill-sleight-of-hand" calcext:value-type="string">
            <text:p>skill-sleight-of-hand</text:p>
          </table:table-cell>
          <table:table-cell table:formula="of:=&quot;sheet-icon-&quot;&amp;[.C50]" office:value-type="string" office:string-value="sheet-icon-skill-sleight-of-hand" calcext:value-type="string">
            <text:p>sheet-icon-skill-sleight-of-hand</text:p>
          </table:table-cell>
          <table:table-cell table:formula="of:=[.E49]" office:value-type="float" office:value="96" calcext:value-type="float">
            <text:p>96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2" calcext:value-type="float">
            <text:p>2</text:p>
          </table:table-cell>
          <table:table-cell table:formula="of:=[.H49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0]&amp;&quot; { background-position: &quot;&amp;(-1*([.E50]+[.I50]*[.G50]))&amp;&quot;px &quot;&amp;(-1*([.F50]+[.I50]*[.H50]))&amp;&quot;px; }&quot;" office:value-type="string" office:string-value=".sheet-icon-skill-sleight-of-hand { background-position: -128px -96px; }" calcext:value-type="string">
            <text:p>.sheet-icon-skill-sleight-of-hand { background-position: -128px -96px; }</text:p>
          </table:table-cell>
        </table:table-row>
        <table:table-row table:style-name="ro1">
          <table:table-cell/>
          <table:table-cell office:value-type="string" calcext:value-type="string">
            <text:p>Stealth</text:p>
          </table:table-cell>
          <table:table-cell table:formula="of:=&quot;skill-&quot;&amp;LOWER([.B51])" office:value-type="string" office:string-value="skill-stealth" calcext:value-type="string">
            <text:p>skill-stealth</text:p>
          </table:table-cell>
          <table:table-cell table:formula="of:=&quot;sheet-icon-&quot;&amp;[.C51]" office:value-type="string" office:string-value="sheet-icon-skill-stealth" calcext:value-type="string">
            <text:p>sheet-icon-skill-stealth</text:p>
          </table:table-cell>
          <table:table-cell table:formula="of:=[.E50]" office:value-type="float" office:value="96" calcext:value-type="float">
            <text:p>96</text:p>
          </table:table-cell>
          <table:table-cell table:formula="of:=[.F50]" office:value-type="float" office:value="0" calcext:value-type="float">
            <text:p>0</text:p>
          </table:table-cell>
          <table:table-cell table:formula="of:=[.G50]" office:value-type="float" office:value="2" calcext:value-type="float">
            <text:p>2</text:p>
          </table:table-cell>
          <table:table-cell table:formula="of:=[.H50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1]&amp;&quot; { background-position: &quot;&amp;(-1*([.E51]+[.I51]*[.G51]))&amp;&quot;px &quot;&amp;(-1*([.F51]+[.I51]*[.H51]))&amp;&quot;px; }&quot;" office:value-type="string" office:string-value=".sheet-icon-skill-stealth { background-position: -128px -112px; }" calcext:value-type="string">
            <text:p>.sheet-icon-skill-stealth { background-position: -128px -112px; }</text:p>
          </table:table-cell>
        </table:table-row>
        <table:table-row table:style-name="ro1">
          <table:table-cell/>
          <table:table-cell office:value-type="string" calcext:value-type="string">
            <text:p>Survival</text:p>
          </table:table-cell>
          <table:table-cell table:formula="of:=&quot;skill-&quot;&amp;LOWER([.B52])" office:value-type="string" office:string-value="skill-survival" calcext:value-type="string">
            <text:p>skill-survival</text:p>
          </table:table-cell>
          <table:table-cell table:formula="of:=&quot;sheet-icon-&quot;&amp;[.C52]" office:value-type="string" office:string-value="sheet-icon-skill-survival" calcext:value-type="string">
            <text:p>sheet-icon-skill-survival</text:p>
          </table:table-cell>
          <table:table-cell table:formula="of:=[.E51]" office:value-type="float" office:value="96" calcext:value-type="float">
            <text:p>96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2" calcext:value-type="float">
            <text:p>2</text:p>
          </table:table-cell>
          <table:table-cell table:formula="of:=[.H51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2]&amp;&quot; { background-position: &quot;&amp;(-1*([.E52]+[.I52]*[.G52]))&amp;&quot;px &quot;&amp;(-1*([.F52]+[.I52]*[.H52]))&amp;&quot;px; }&quot;" office:value-type="string" office:string-value=".sheet-icon-skill-survival { background-position: -128px -128px; }" calcext:value-type="string">
            <text:p>.sheet-icon-skill-survival { background-position: -128px -128px; }</text:p>
          </table:table-cell>
        </table:table-row>
        <table:table-row table:style-name="ro1">
          <table:table-cell/>
          <table:table-cell office:value-type="string" calcext:value-type="string">
            <text:p>Personality</text:p>
          </table:table-cell>
          <table:table-cell table:formula="of:=LOWER([.B53])" office:value-type="string" office:string-value="personality" calcext:value-type="string">
            <text:p>personality</text:p>
          </table:table-cell>
          <table:table-cell table:formula="of:=&quot;sheet-icon-&quot;&amp;[.C53]" office:value-type="string" office:string-value="sheet-icon-personality" calcext:value-type="string">
            <text:p>sheet-icon-personality</text:p>
          </table:table-cell>
          <table:table-cell table:formula="of:=[.E52]" office:value-type="float" office:value="96" calcext:value-type="float">
            <text:p>96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2" calcext:value-type="float">
            <text:p>2</text:p>
          </table:table-cell>
          <table:table-cell table:formula="of:=[.H52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3]&amp;&quot; { background-position: &quot;&amp;(-1*([.E53]+[.I53]*[.G53]))&amp;&quot;px &quot;&amp;(-1*([.F53]+[.I53]*[.H53]))&amp;&quot;px; }&quot;" office:value-type="string" office:string-value=".sheet-icon-personality { background-position: -128px -144px; }" calcext:value-type="string">
            <text:p>.sheet-icon-personality { background-position: -128px -144px; }</text:p>
          </table:table-cell>
        </table:table-row>
        <table:table-row table:style-name="ro1">
          <table:table-cell/>
          <table:table-cell office:value-type="string" calcext:value-type="string">
            <text:p>Ideals</text:p>
          </table:table-cell>
          <table:table-cell table:formula="of:=LOWER([.B54])" office:value-type="string" office:string-value="ideals" calcext:value-type="string">
            <text:p>ideals</text:p>
          </table:table-cell>
          <table:table-cell table:formula="of:=&quot;sheet-icon-&quot;&amp;[.C54]" office:value-type="string" office:string-value="sheet-icon-ideals" calcext:value-type="string">
            <text:p>sheet-icon-ideals</text:p>
          </table:table-cell>
          <table:table-cell table:formula="of:=[.E53]" office:value-type="float" office:value="96" calcext:value-type="float">
            <text:p>96</text:p>
          </table:table-cell>
          <table:table-cell table:formula="of:=[.F53]" office:value-type="float" office:value="0" calcext:value-type="float">
            <text:p>0</text:p>
          </table:table-cell>
          <table:table-cell table:formula="of:=[.G53]" office:value-type="float" office:value="2" calcext:value-type="float">
            <text:p>2</text:p>
          </table:table-cell>
          <table:table-cell table:formula="of:=[.H53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4]&amp;&quot; { background-position: &quot;&amp;(-1*([.E54]+[.I54]*[.G54]))&amp;&quot;px &quot;&amp;(-1*([.F54]+[.I54]*[.H54]))&amp;&quot;px; }&quot;" office:value-type="string" office:string-value=".sheet-icon-ideals { background-position: -128px -160px; }" calcext:value-type="string">
            <text:p>.sheet-icon-ideals { background-position: -128px -160px; }</text:p>
          </table:table-cell>
        </table:table-row>
        <table:table-row table:style-name="ro1">
          <table:table-cell/>
          <table:table-cell office:value-type="string" calcext:value-type="string">
            <text:p>Bonds</text:p>
          </table:table-cell>
          <table:table-cell table:formula="of:=LOWER([.B55])" office:value-type="string" office:string-value="bonds" calcext:value-type="string">
            <text:p>bonds</text:p>
          </table:table-cell>
          <table:table-cell table:formula="of:=&quot;sheet-icon-&quot;&amp;[.C55]" office:value-type="string" office:string-value="sheet-icon-bonds" calcext:value-type="string">
            <text:p>sheet-icon-bonds</text:p>
          </table:table-cell>
          <table:table-cell table:formula="of:=[.E54]" office:value-type="float" office:value="96" calcext:value-type="float">
            <text:p>96</text:p>
          </table:table-cell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2" calcext:value-type="float">
            <text:p>2</text:p>
          </table:table-cell>
          <table:table-cell table:formula="of:=[.H54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5]&amp;&quot; { background-position: &quot;&amp;(-1*([.E55]+[.I55]*[.G55]))&amp;&quot;px &quot;&amp;(-1*([.F55]+[.I55]*[.H55]))&amp;&quot;px; }&quot;" office:value-type="string" office:string-value=".sheet-icon-bonds { background-position: -128px -176px; }" calcext:value-type="string">
            <text:p>.sheet-icon-bonds { background-position: -128px -176px; }</text:p>
          </table:table-cell>
        </table:table-row>
        <table:table-row table:style-name="ro1">
          <table:table-cell/>
          <table:table-cell office:value-type="string" calcext:value-type="string">
            <text:p>Flaws</text:p>
          </table:table-cell>
          <table:table-cell table:formula="of:=LOWER([.B56])" office:value-type="string" office:string-value="flaws" calcext:value-type="string">
            <text:p>flaws</text:p>
          </table:table-cell>
          <table:table-cell table:formula="of:=&quot;sheet-icon-&quot;&amp;[.C56]" office:value-type="string" office:string-value="sheet-icon-flaws" calcext:value-type="string">
            <text:p>sheet-icon-flaws</text:p>
          </table:table-cell>
          <table:table-cell table:formula="of:=[.E55]" office:value-type="float" office:value="96" calcext:value-type="float">
            <text:p>96</text:p>
          </table:table-cell>
          <table:table-cell table:formula="of:=[.F55]" office:value-type="float" office:value="0" calcext:value-type="float">
            <text:p>0</text:p>
          </table:table-cell>
          <table:table-cell table:formula="of:=[.G55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6]&amp;&quot; { background-position: &quot;&amp;(-1*([.E56]+[.I56]*[.G56]))&amp;&quot;px &quot;&amp;(-1*([.F56]+[.I56]*[.H56]))&amp;&quot;px; }&quot;" office:value-type="string" office:string-value=".sheet-icon-flaws { background-position: -144px 0px; }" calcext:value-type="string">
            <text:p>.sheet-icon-flaws { background-position: -144px 0px; }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LOWER([.B57])" office:value-type="string" office:string-value="ac" calcext:value-type="string">
            <text:p>ac</text:p>
          </table:table-cell>
          <table:table-cell table:formula="of:=&quot;sheet-icon-&quot;&amp;[.C57]" office:value-type="string" office:string-value="sheet-icon-ac" calcext:value-type="string">
            <text:p>sheet-icon-ac</text:p>
          </table:table-cell>
          <table:table-cell table:formula="of:=[.E56]" office:value-type="float" office:value="96" calcext:value-type="float">
            <text:p>96</text:p>
          </table:table-cell>
          <table:table-cell table:formula="of:=[.F56]" office:value-type="float" office:value="0" calcext:value-type="float">
            <text:p>0</text:p>
          </table:table-cell>
          <table:table-cell table:formula="of:=[.G56]" office:value-type="float" office:value="3" calcext:value-type="float">
            <text:p>3</text:p>
          </table:table-cell>
          <table:table-cell table:formula="of:=[.H56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7]&amp;&quot; { background-position: &quot;&amp;(-1*([.E57]+[.I57]*[.G57]))&amp;&quot;px &quot;&amp;(-1*([.F57]+[.I57]*[.H57]))&amp;&quot;px; }&quot;" office:value-type="string" office:string-value=".sheet-icon-ac { background-position: -144px -16px; }" calcext:value-type="string">
            <text:p>.sheet-icon-ac { background-position: -144px -16px; }</text:p>
          </table:table-cell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formula="of:=LOWER([.B58])" office:value-type="string" office:string-value="hp" calcext:value-type="string">
            <text:p>hp</text:p>
          </table:table-cell>
          <table:table-cell table:formula="of:=&quot;sheet-icon-&quot;&amp;[.C58]" office:value-type="string" office:string-value="sheet-icon-hp" calcext:value-type="string">
            <text:p>sheet-icon-hp</text:p>
          </table:table-cell>
          <table:table-cell table:formula="of:=[.E57]" office:value-type="float" office:value="96" calcext:value-type="float">
            <text:p>96</text:p>
          </table:table-cell>
          <table:table-cell table:formula="of:=[.F57]" office:value-type="float" office:value="0" calcext:value-type="float">
            <text:p>0</text:p>
          </table:table-cell>
          <table:table-cell table:formula="of:=[.G57]" office:value-type="float" office:value="3" calcext:value-type="float">
            <text:p>3</text:p>
          </table:table-cell>
          <table:table-cell table:formula="of:=[.H57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8]&amp;&quot; { background-position: &quot;&amp;(-1*([.E58]+[.I58]*[.G58]))&amp;&quot;px &quot;&amp;(-1*([.F58]+[.I58]*[.H58]))&amp;&quot;px; }&quot;" office:value-type="string" office:string-value=".sheet-icon-hp { background-position: -144px -32px; }" calcext:value-type="string">
            <text:p>.sheet-icon-hp { background-position: -144px -32px; }</text:p>
          </table:table-cell>
        </table:table-row>
        <table:table-row table:style-name="ro1">
          <table:table-cell/>
          <table:table-cell office:value-type="string" calcext:value-type="string">
            <text:p>Death-Saves</text:p>
          </table:table-cell>
          <table:table-cell table:formula="of:=LOWER([.B59])" office:value-type="string" office:string-value="death-saves" calcext:value-type="string">
            <text:p>death-saves</text:p>
          </table:table-cell>
          <table:table-cell table:formula="of:=&quot;sheet-icon-&quot;&amp;[.C59]" office:value-type="string" office:string-value="sheet-icon-death-saves" calcext:value-type="string">
            <text:p>sheet-icon-death-saves</text:p>
          </table:table-cell>
          <table:table-cell table:formula="of:=[.E58]" office:value-type="float" office:value="96" calcext:value-type="float">
            <text:p>96</text:p>
          </table:table-cell>
          <table:table-cell table:formula="of:=[.F58]" office:value-type="float" office:value="0" calcext:value-type="float">
            <text:p>0</text:p>
          </table:table-cell>
          <table:table-cell table:formula="of:=[.G58]" office:value-type="float" office:value="3" calcext:value-type="float">
            <text:p>3</text:p>
          </table:table-cell>
          <table:table-cell table:formula="of:=[.H58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9]&amp;&quot; { background-position: &quot;&amp;(-1*([.E59]+[.I59]*[.G59]))&amp;&quot;px &quot;&amp;(-1*([.F59]+[.I59]*[.H59]))&amp;&quot;px; }&quot;" office:value-type="string" office:string-value=".sheet-icon-death-saves { background-position: -144px -48px; }" calcext:value-type="string">
            <text:p>.sheet-icon-death-saves { background-position: -144px -48px; }</text:p>
          </table:table-cell>
        </table:table-row>
        <table:table-row table:style-name="ro1">
          <table:table-cell/>
          <table:table-cell office:value-type="string" calcext:value-type="string">
            <text:p>HD</text:p>
          </table:table-cell>
          <table:table-cell table:formula="of:=LOWER([.B60])" office:value-type="string" office:string-value="hd" calcext:value-type="string">
            <text:p>hd</text:p>
          </table:table-cell>
          <table:table-cell table:formula="of:=&quot;sheet-icon-&quot;&amp;[.C60]" office:value-type="string" office:string-value="sheet-icon-hd" calcext:value-type="string">
            <text:p>sheet-icon-hd</text:p>
          </table:table-cell>
          <table:table-cell table:formula="of:=[.E59]" office:value-type="float" office:value="96" calcext:value-type="float">
            <text:p>96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3" calcext:value-type="float">
            <text:p>3</text:p>
          </table:table-cell>
          <table:table-cell table:formula="of:=[.H59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0]&amp;&quot; { background-position: &quot;&amp;(-1*([.E60]+[.I60]*[.G60]))&amp;&quot;px &quot;&amp;(-1*([.F60]+[.I60]*[.H60]))&amp;&quot;px; }&quot;" office:value-type="string" office:string-value=".sheet-icon-hd { background-position: -144px -64px; }" calcext:value-type="string">
            <text:p>.sheet-icon-hd { background-position: -144px -64px; }</text:p>
          </table:table-cell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table:formula="of:=LOWER([.B61])" office:value-type="string" office:string-value="attack" calcext:value-type="string">
            <text:p>attack</text:p>
          </table:table-cell>
          <table:table-cell table:formula="of:=&quot;sheet-icon-&quot;&amp;[.C61]" office:value-type="string" office:string-value="sheet-icon-attack" calcext:value-type="string">
            <text:p>sheet-icon-attack</text:p>
          </table:table-cell>
          <table:table-cell table:formula="of:=[.E60]" office:value-type="float" office:value="96" calcext:value-type="float">
            <text:p>96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" office:value-type="float" office:value="3" calcext:value-type="float">
            <text:p>3</text:p>
          </table:table-cell>
          <table:table-cell table:formula="of:=[.H60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1]&amp;&quot; { background-position: &quot;&amp;(-1*([.E61]+[.I61]*[.G61]))&amp;&quot;px &quot;&amp;(-1*([.F61]+[.I61]*[.H61]))&amp;&quot;px; }&quot;" office:value-type="string" office:string-value=".sheet-icon-attack { background-position: -144px -80px; }" calcext:value-type="string">
            <text:p>.sheet-icon-attack { background-position: -144px -80px; }</text:p>
          </table:table-cell>
        </table:table-row>
        <table:table-row table:style-name="ro1">
          <table:table-cell/>
          <table:table-cell office:value-type="string" calcext:value-type="string">
            <text:p>Attuned-Items</text:p>
          </table:table-cell>
          <table:table-cell table:formula="of:=LOWER([.B62])" office:value-type="string" office:string-value="attuned-items" calcext:value-type="string">
            <text:p>attuned-items</text:p>
          </table:table-cell>
          <table:table-cell table:formula="of:=&quot;sheet-icon-&quot;&amp;[.C62]" office:value-type="string" office:string-value="sheet-icon-attuned-items" calcext:value-type="string">
            <text:p>sheet-icon-attuned-items</text:p>
          </table:table-cell>
          <table:table-cell table:formula="of:=[.E61]" office:value-type="float" office:value="96" calcext:value-type="float">
            <text:p>96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3" calcext:value-type="float">
            <text:p>3</text:p>
          </table:table-cell>
          <table:table-cell table:formula="of:=[.H61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2]&amp;&quot; { background-position: &quot;&amp;(-1*([.E62]+[.I62]*[.G62]))&amp;&quot;px &quot;&amp;(-1*([.F62]+[.I62]*[.H62]))&amp;&quot;px; }&quot;" office:value-type="string" office:string-value=".sheet-icon-attuned-items { background-position: -144px -96px; }" calcext:value-type="string">
            <text:p>.sheet-icon-attuned-items { background-position: -144px -96px; }</text:p>
          </table:table-cell>
        </table:table-row>
        <table:table-row table:style-name="ro1">
          <table:table-cell/>
          <table:table-cell office:value-type="string" calcext:value-type="string">
            <text:p>Quiver</text:p>
          </table:table-cell>
          <table:table-cell table:formula="of:=LOWER([.B63])" office:value-type="string" office:string-value="quiver" calcext:value-type="string">
            <text:p>quiver</text:p>
          </table:table-cell>
          <table:table-cell table:formula="of:=&quot;sheet-icon-&quot;&amp;[.C63]" office:value-type="string" office:string-value="sheet-icon-quiver" calcext:value-type="string">
            <text:p>sheet-icon-quiver</text:p>
          </table:table-cell>
          <table:table-cell table:formula="of:=[.E62]" office:value-type="float" office:value="96" calcext:value-type="float">
            <text:p>96</text:p>
          </table:table-cell>
          <table:table-cell table:formula="of:=[.F62]" office:value-type="float" office:value="0" calcext:value-type="float">
            <text:p>0</text:p>
          </table:table-cell>
          <table:table-cell table:formula="of:=[.G62]" office:value-type="float" office:value="3" calcext:value-type="float">
            <text:p>3</text:p>
          </table:table-cell>
          <table:table-cell table:formula="of:=[.H62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3]&amp;&quot; { background-position: &quot;&amp;(-1*([.E63]+[.I63]*[.G63]))&amp;&quot;px &quot;&amp;(-1*([.F63]+[.I63]*[.H63]))&amp;&quot;px; }&quot;" office:value-type="string" office:string-value=".sheet-icon-quiver { background-position: -144px -112px; }" calcext:value-type="string">
            <text:p>.sheet-icon-quiver { background-position: -144px -112px; }</text:p>
          </table:table-cell>
        </table:table-row>
        <table:table-row table:style-name="ro1">
          <table:table-cell/>
          <table:table-cell office:value-type="string" calcext:value-type="string">
            <text:p>Belt-Pouch</text:p>
          </table:table-cell>
          <table:table-cell table:formula="of:=LOWER([.B64])" office:value-type="string" office:string-value="belt-pouch" calcext:value-type="string">
            <text:p>belt-pouch</text:p>
          </table:table-cell>
          <table:table-cell table:formula="of:=&quot;sheet-icon-&quot;&amp;[.C64]" office:value-type="string" office:string-value="sheet-icon-belt-pouch" calcext:value-type="string">
            <text:p>sheet-icon-belt-pouch</text:p>
          </table:table-cell>
          <table:table-cell table:formula="of:=[.E63]" office:value-type="float" office:value="96" calcext:value-type="float">
            <text:p>96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3" calcext:value-type="float">
            <text:p>3</text:p>
          </table:table-cell>
          <table:table-cell table:formula="of:=[.H63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4]&amp;&quot; { background-position: &quot;&amp;(-1*([.E64]+[.I64]*[.G64]))&amp;&quot;px &quot;&amp;(-1*([.F64]+[.I64]*[.H64]))&amp;&quot;px; }&quot;" office:value-type="string" office:string-value=".sheet-icon-belt-pouch { background-position: -144px -128px; }" calcext:value-type="string">
            <text:p>.sheet-icon-belt-pouch { background-position: -144px -128px; }</text:p>
          </table:table-cell>
        </table:table-row>
        <table:table-row table:style-name="ro1">
          <table:table-cell/>
          <table:table-cell office:value-type="string" calcext:value-type="string">
            <text:p>Backpack</text:p>
          </table:table-cell>
          <table:table-cell table:formula="of:=LOWER([.B65])" office:value-type="string" office:string-value="backpack" calcext:value-type="string">
            <text:p>backpack</text:p>
          </table:table-cell>
          <table:table-cell table:formula="of:=&quot;sheet-icon-&quot;&amp;[.C65]" office:value-type="string" office:string-value="sheet-icon-backpack" calcext:value-type="string">
            <text:p>sheet-icon-backpack</text:p>
          </table:table-cell>
          <table:table-cell table:formula="of:=[.E64]" office:value-type="float" office:value="96" calcext:value-type="float">
            <text:p>96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3" calcext:value-type="float">
            <text:p>3</text:p>
          </table:table-cell>
          <table:table-cell table:formula="of:=[.H64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5]&amp;&quot; { background-position: &quot;&amp;(-1*([.E65]+[.I65]*[.G65]))&amp;&quot;px &quot;&amp;(-1*([.F65]+[.I65]*[.H65]))&amp;&quot;px; }&quot;" office:value-type="string" office:string-value=".sheet-icon-backpack { background-position: -144px -144px; }" calcext:value-type="string">
            <text:p>.sheet-icon-backpack { background-position: -144px -144px; }</text:p>
          </table:table-cell>
        </table:table-row>
        <table:table-row table:style-name="ro1">
          <table:table-cell/>
          <table:table-cell office:value-type="string" calcext:value-type="string">
            <text:p>Coin-Purse</text:p>
          </table:table-cell>
          <table:table-cell table:formula="of:=LOWER([.B66])" office:value-type="string" office:string-value="coin-purse" calcext:value-type="string">
            <text:p>coin-purse</text:p>
          </table:table-cell>
          <table:table-cell table:formula="of:=&quot;sheet-icon-&quot;&amp;[.C66]" office:value-type="string" office:string-value="sheet-icon-coin-purse" calcext:value-type="string">
            <text:p>sheet-icon-coin-purse</text:p>
          </table:table-cell>
          <table:table-cell table:formula="of:=[.E65]" office:value-type="float" office:value="96" calcext:value-type="float">
            <text:p>96</text:p>
          </table:table-cell>
          <table:table-cell table:formula="of:=[.F65]" office:value-type="float" office:value="0" calcext:value-type="float">
            <text:p>0</text:p>
          </table:table-cell>
          <table:table-cell table:formula="of:=[.G65]" office:value-type="float" office:value="3" calcext:value-type="float">
            <text:p>3</text:p>
          </table:table-cell>
          <table:table-cell table:formula="of:=[.H65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6]&amp;&quot; { background-position: &quot;&amp;(-1*([.E66]+[.I66]*[.G66]))&amp;&quot;px &quot;&amp;(-1*([.F66]+[.I66]*[.H66]))&amp;&quot;px; }&quot;" office:value-type="string" office:string-value=".sheet-icon-coin-purse { background-position: -144px -160px; }" calcext:value-type="string">
            <text:p>.sheet-icon-coin-purse { background-position: -144px -160px; }</text:p>
          </table:table-cell>
        </table:table-row>
        <table:table-row table:style-name="ro1">
          <table:table-cell/>
          <table:table-cell office:value-type="string" calcext:value-type="string">
            <text:p>Trinkets</text:p>
          </table:table-cell>
          <table:table-cell table:formula="of:=LOWER([.B67])" office:value-type="string" office:string-value="trinkets" calcext:value-type="string">
            <text:p>trinkets</text:p>
          </table:table-cell>
          <table:table-cell table:formula="of:=&quot;sheet-icon-&quot;&amp;[.C67]" office:value-type="string" office:string-value="sheet-icon-trinkets" calcext:value-type="string">
            <text:p>sheet-icon-trinkets</text:p>
          </table:table-cell>
          <table:table-cell table:formula="of:=[.E66]" office:value-type="float" office:value="96" calcext:value-type="float">
            <text:p>96</text:p>
          </table:table-cell>
          <table:table-cell table:formula="of:=[.F66]" office:value-type="float" office:value="0" calcext:value-type="float">
            <text:p>0</text:p>
          </table:table-cell>
          <table:table-cell table:formula="of:=[.G66]" office:value-type="float" office:value="3" calcext:value-type="float">
            <text:p>3</text:p>
          </table:table-cell>
          <table:table-cell table:formula="of:=[.H66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7]&amp;&quot; { background-position: &quot;&amp;(-1*([.E67]+[.I67]*[.G67]))&amp;&quot;px &quot;&amp;(-1*([.F67]+[.I67]*[.H67]))&amp;&quot;px; }&quot;" office:value-type="string" office:string-value=".sheet-icon-trinkets { background-position: -144px -176px; }" calcext:value-type="string">
            <text:p>.sheet-icon-trinkets { background-position: -144px -176px; }</text:p>
          </table:table-cell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formula="of:=LOWER([.B68])" office:value-type="string" office:string-value="mount" calcext:value-type="string">
            <text:p>mount</text:p>
          </table:table-cell>
          <table:table-cell table:formula="of:=&quot;sheet-icon-&quot;&amp;[.C68]" office:value-type="string" office:string-value="sheet-icon-mount" calcext:value-type="string">
            <text:p>sheet-icon-mount</text:p>
          </table:table-cell>
          <table:table-cell table:formula="of:=[.E67]" office:value-type="float" office:value="96" calcext:value-type="float">
            <text:p>96</text:p>
          </table:table-cell>
          <table:table-cell table:formula="of:=[.F67]" office:value-type="float" office:value="0" calcext:value-type="float">
            <text:p>0</text:p>
          </table:table-cell>
          <table:table-cell table:formula="of:=[.G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8]&amp;&quot; { background-position: &quot;&amp;(-1*([.E68]+[.I68]*[.G68]))&amp;&quot;px &quot;&amp;(-1*([.F68]+[.I68]*[.H68]))&amp;&quot;px; }&quot;" office:value-type="string" office:string-value=".sheet-icon-mount { background-position: -160px 0px; }" calcext:value-type="string">
            <text:p>.sheet-icon-mount { background-position: -160px 0px; }</text:p>
          </table:table-cell>
        </table:table-row>
        <table:table-row table:style-name="ro1">
          <table:table-cell/>
          <table:table-cell office:value-type="string" calcext:value-type="string">
            <text:p>Deed</text:p>
          </table:table-cell>
          <table:table-cell table:formula="of:=LOWER([.B69])" office:value-type="string" office:string-value="deed" calcext:value-type="string">
            <text:p>deed</text:p>
          </table:table-cell>
          <table:table-cell table:formula="of:=&quot;sheet-icon-&quot;&amp;[.C69]" office:value-type="string" office:string-value="sheet-icon-deed" calcext:value-type="string">
            <text:p>sheet-icon-deed</text:p>
          </table:table-cell>
          <table:table-cell table:formula="of:=[.E68]" office:value-type="float" office:value="96" calcext:value-type="float">
            <text:p>96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4" calcext:value-type="float">
            <text:p>4</text:p>
          </table:table-cell>
          <table:table-cell table:formula="of:=[.H68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9]&amp;&quot; { background-position: &quot;&amp;(-1*([.E69]+[.I69]*[.G69]))&amp;&quot;px &quot;&amp;(-1*([.F69]+[.I69]*[.H69]))&amp;&quot;px; }&quot;" office:value-type="string" office:string-value=".sheet-icon-deed { background-position: -160px -16px; }" calcext:value-type="string">
            <text:p>.sheet-icon-deed { background-position: -160px -16px; }</text:p>
          </table:table-cell>
        </table:table-row>
        <table:table-row table:style-name="ro1">
          <table:table-cell/>
          <table:table-cell office:value-type="string" calcext:value-type="string">
            <text:p>Spell-Level</text:p>
          </table:table-cell>
          <table:table-cell table:formula="of:=LOWER([.B70])" office:value-type="string" office:string-value="spell-level" calcext:value-type="string">
            <text:p>spell-level</text:p>
          </table:table-cell>
          <table:table-cell table:formula="of:=&quot;sheet-icon-&quot;&amp;[.C70]" office:value-type="string" office:string-value="sheet-icon-spell-level" calcext:value-type="string">
            <text:p>sheet-icon-spell-level</text:p>
          </table:table-cell>
          <table:table-cell table:formula="of:=[.E69]" office:value-type="float" office:value="96" calcext:value-type="float">
            <text:p>96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4" calcext:value-type="float">
            <text:p>4</text:p>
          </table:table-cell>
          <table:table-cell table:formula="of:=[.H69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0]&amp;&quot; { background-position: &quot;&amp;(-1*([.E70]+[.I70]*[.G70]))&amp;&quot;px &quot;&amp;(-1*([.F70]+[.I70]*[.H70]))&amp;&quot;px; }&quot;" office:value-type="string" office:string-value=".sheet-icon-spell-level { background-position: -160px -32px; }" calcext:value-type="string">
            <text:p>.sheet-icon-spell-level { background-position: -160px -32px; }</text:p>
          </table:table-cell>
        </table:table-row>
        <table:table-row table:style-name="ro1">
          <table:table-cell/>
          <table:table-cell office:value-type="string" calcext:value-type="string">
            <text:p>Scroll-left</text:p>
          </table:table-cell>
          <table:table-cell table:formula="of:=LOWER([.B71])" office:value-type="string" office:string-value="scroll-left" calcext:value-type="string">
            <text:p>scroll-left</text:p>
          </table:table-cell>
          <table:table-cell table:formula="of:=&quot;sheet-icon-&quot;&amp;[.C71]" office:value-type="string" office:string-value="sheet-icon-scroll-left" calcext:value-type="string">
            <text:p>sheet-icon-scroll-left</text:p>
          </table:table-cell>
          <table:table-cell table:formula="of:=[.E70]" office:value-type="float" office:value="96" calcext:value-type="float">
            <text:p>96</text:p>
          </table:table-cell>
          <table:table-cell table:formula="of:=[.F70]" office:value-type="float" office:value="0" calcext:value-type="float">
            <text:p>0</text:p>
          </table:table-cell>
          <table:table-cell table:formula="of:=[.G70]" office:value-type="float" office:value="4" calcext:value-type="float">
            <text:p>4</text:p>
          </table:table-cell>
          <table:table-cell table:formula="of:=[.H70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1]&amp;&quot; { background-position: &quot;&amp;(-1*([.E71]+[.I71]*[.G71]))&amp;&quot;px &quot;&amp;(-1*([.F71]+[.I71]*[.H71]))&amp;&quot;px; }&quot;" office:value-type="string" office:string-value=".sheet-icon-scroll-left { background-position: -160px -48px; }" calcext:value-type="string">
            <text:p>.sheet-icon-scroll-left { background-position: -160px -48px; }</text:p>
          </table:table-cell>
        </table:table-row>
        <table:table-row table:style-name="ro1">
          <table:table-cell/>
          <table:table-cell office:value-type="string" calcext:value-type="string">
            <text:p>Scroll-middle</text:p>
          </table:table-cell>
          <table:table-cell table:formula="of:=LOWER([.B72])" office:value-type="string" office:string-value="scroll-middle" calcext:value-type="string">
            <text:p>scroll-middle</text:p>
          </table:table-cell>
          <table:table-cell table:formula="of:=&quot;sheet-icon-&quot;&amp;[.C72]" office:value-type="string" office:string-value="sheet-icon-scroll-middle" calcext:value-type="string">
            <text:p>sheet-icon-scroll-middle</text:p>
          </table:table-cell>
          <table:table-cell table:formula="of:=[.E71]" office:value-type="float" office:value="96" calcext:value-type="float">
            <text:p>96</text:p>
          </table:table-cell>
          <table:table-cell table:formula="of:=[.F71]" office:value-type="float" office:value="0" calcext:value-type="float">
            <text:p>0</text:p>
          </table:table-cell>
          <table:table-cell table:formula="of:=[.G71]" office:value-type="float" office:value="4" calcext:value-type="float">
            <text:p>4</text:p>
          </table:table-cell>
          <table:table-cell table:formula="of:=[.H71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2]&amp;&quot; { background-position: &quot;&amp;(-1*([.E72]+[.I72]*[.G72]))&amp;&quot;px &quot;&amp;(-1*([.F72]+[.I72]*[.H72]))&amp;&quot;px; }&quot;" office:value-type="string" office:string-value=".sheet-icon-scroll-middle { background-position: -160px -64px; }" calcext:value-type="string">
            <text:p>.sheet-icon-scroll-middle { background-position: -160px -64px; }</text:p>
          </table:table-cell>
        </table:table-row>
        <table:table-row table:style-name="ro1">
          <table:table-cell/>
          <table:table-cell office:value-type="string" calcext:value-type="string">
            <text:p>Scroll-right</text:p>
          </table:table-cell>
          <table:table-cell table:formula="of:=LOWER([.B73])" office:value-type="string" office:string-value="scroll-right" calcext:value-type="string">
            <text:p>scroll-right</text:p>
          </table:table-cell>
          <table:table-cell table:formula="of:=&quot;sheet-icon-&quot;&amp;[.C73]" office:value-type="string" office:string-value="sheet-icon-scroll-right" calcext:value-type="string">
            <text:p>sheet-icon-scroll-right</text:p>
          </table:table-cell>
          <table:table-cell table:formula="of:=[.E72]" office:value-type="float" office:value="96" calcext:value-type="float">
            <text:p>96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4" calcext:value-type="float">
            <text:p>4</text:p>
          </table:table-cell>
          <table:table-cell table:formula="of:=[.H72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3]&amp;&quot; { background-position: &quot;&amp;(-1*([.E73]+[.I73]*[.G73]))&amp;&quot;px &quot;&amp;(-1*([.F73]+[.I73]*[.H73]))&amp;&quot;px; }&quot;" office:value-type="string" office:string-value=".sheet-icon-scroll-right { background-position: -160px -80px; }" calcext:value-type="string">
            <text:p>.sheet-icon-scroll-right { background-position: -160px -80px;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5:21:32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1:31:45.126000000</meta:creation-date>
    <dc:date>2016-12-06T12:20:15.703000000</dc:date>
    <meta:editing-duration>PT21H4M50S</meta:editing-duration>
    <meta:editing-cycles>4</meta:editing-cycles>
    <meta:generator>LibreOffice/5.2.0.4$Windows_x86 LibreOffice_project/066b007f5ebcc236395c7d282ba488bca6720265</meta:generator>
    <meta:document-statistic meta:table-count="1" meta:cell-count="632" meta:object-count="0"/>
  </office:meta>
</office:document-meta>
</file>